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margin-bottom="0in" fo:background-color="#FFFFFF">
        <style:background-fill draw:fill="solid" draw:fill-color="#FFFFFF"/>
      </style:paragraph-properties>
    </style:style>
    <style:style style:name="T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E83" fo:font-size="9.5pt" style:font-size-asian="9.5pt" style:font-size-complex="9.5pt"/>
    </style:style>
    <style:style style:name="T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E83" fo:font-size="9.5pt" style:font-size-asian="9.5pt" style:font-size-complex="9.5pt"/>
    </style:style>
    <style:style style:name="T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6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8D7E79" fo:font-size="9.5pt" style:font-size-asian="9.5pt" style:font-size-complex="9.5pt"/>
    </style:style>
    <style:style style:name="T7" style:parent-style-name="DefaultParagraphFont" style:family="text">
      <style:text-properties style:font-name="Consolas" style:font-name-asian="Consolas" style:font-name-complex="Consolas" fo:font-style="italic" style:font-style-asian="italic" style:font-style-complex="italic" fo:color="#8D7E79" fo:font-size="9.5pt" style:font-size-asian="9.5pt" style:font-size-complex="9.5pt"/>
    </style:style>
    <style:style style:name="T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E83" fo:font-size="9.5pt" style:font-size-asian="9.5pt" style:font-size-complex="9.5pt"/>
    </style:style>
    <style:style style:name="T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E83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asian="Consolas" style:font-name-complex="Consolas" fo:color="#B0633A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6E83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asian="Consolas" style:font-name-complex="Consolas" fo:color="#9F5161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asian="Consolas" style:font-name-complex="Consolas" fo:color="#1B591E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asian="Consolas" style:font-name-complex="Consolas" fo:color="#0E8113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asian="Consolas" style:font-name-complex="Consolas" fo:color="#251B13" fo:font-size="9.5pt" style:font-size-asian="9.5pt" style:font-size-complex="9.5pt"/>
    </style:style>
  </office:automatic-styles>
  <office:body>
    <office:text text:use-soft-page-breaks="true">
      <text:p text:style-name="P1"><text:span text:style-name="T2">import<text:s/></text:span><text:span text:style-name="T3">com.sun.security.jgss.GSSUtil;</text:span><text:line-break/><text:line-break/><text:span text:style-name="T4">import<text:s/></text:span><text:span text:style-name="T5">java.util.Scanner;</text:span><text:span text:style-name="T6">//TIP To &lt;b&gt;Run&lt;/b&gt; code, press &lt;shortcut actionId="Run"/&gt; or</text:span><text:line-break/><text:span text:style-name="T7">// click the &lt;icon src="AllIcons.Actions.Execute"/&gt; icon in the gutter.</text:span><text:line-break/><text:span text:style-name="T8">public class<text:s/></text:span><text:span text:style-name="T9">Main {</text:span><text:line-break/><text:span text:style-name="T10"><text:s text:c="4"/></text:span><text:span text:style-name="T11">public static void<text:s/></text:span><text:span text:style-name="T12">main(String[]<text:s/></text:span><text:span text:style-name="T13">args</text:span><text:span text:style-name="T14">) {</text:span><text:line-break/><text:line-break/><text:span text:style-name="T15"><text:s text:c="8"/>String<text:s/></text:span><text:span text:style-name="T16">name</text:span><text:span text:style-name="T17">,<text:s/></text:span><text:span text:style-name="T18">add</text:span><text:span text:style-name="T19">,</text:span><text:span text:style-name="T20">email</text:span><text:span text:style-name="T21">,</text:span><text:span text:style-name="T22">phNo</text:span><text:span text:style-name="T23">,</text:span><text:span text:style-name="T24">linkedin</text:span><text:span text:style-name="T25">;</text:span><text:line-break/><text:line-break/><text:span text:style-name="T26"><text:s text:c="8"/>System.</text:span><text:span text:style-name="T27">out</text:span><text:span text:style-name="T28">.println(</text:span><text:span text:style-name="T29">"-------CV--------\n"</text:span><text:span text:style-name="T30">);</text:span><text:line-break/><text:span text:style-name="T31"><text:s text:c="8"/>System.</text:span><text:span text:style-name="T32">out</text:span><text:span text:style-name="T33">.println(</text:span><text:span text:style-name="T34">"Enter your name"</text:span><text:span text:style-name="T35">);</text:span><text:line-break/><text:span text:style-name="T36"><text:s text:c="8"/>Scanner<text:s/></text:span><text:span text:style-name="T37">scan<text:s/></text:span><text:span text:style-name="T38">=<text:s/></text:span><text:span text:style-name="T39">new<text:s/></text:span><text:span text:style-name="T40">Scanner(System.</text:span><text:span text:style-name="T41">in</text:span><text:span text:style-name="T42">);</text:span><text:line-break/><text:line-break/><text:span text:style-name="T43"><text:s text:c="8"/></text:span><text:span text:style-name="T44">name<text:s/></text:span><text:span text:style-name="T45">=<text:s/></text:span><text:span text:style-name="T46">scan</text:span><text:span text:style-name="T47">.nextLine();</text:span><text:line-break/><text:span text:style-name="T48"><text:s text:c="8"/>System.</text:span><text:span text:style-name="T49">out</text:span><text:span text:style-name="T50">.println(</text:span><text:span text:style-name="T51">"enter your add"</text:span><text:span text:style-name="T52">);</text:span><text:line-break/><text:span text:style-name="T53"><text:s text:c="8"/></text:span><text:span text:style-name="T54">add<text:s/></text:span><text:span text:style-name="T55">=<text:s/></text:span><text:span text:style-name="T56">scan</text:span><text:span text:style-name="T57">.nextLine();</text:span><text:line-break/><text:span text:style-name="T58"><text:s text:c="8"/>System.</text:span><text:span text:style-name="T59">out</text:span><text:span text:style-name="T60">.println(</text:span><text:span text:style-name="T61">"enter your email"</text:span><text:span text:style-name="T62">);</text:span><text:line-break/><text:span text:style-name="T63"><text:s text:c="8"/></text:span><text:span text:style-name="T64">email<text:s/></text:span><text:span text:style-name="T65">=<text:s/></text:span><text:span text:style-name="T66">scan</text:span><text:span text:style-name="T67">.nextLine();</text:span><text:line-break/><text:span text:style-name="T68"><text:s text:c="8"/>System.</text:span><text:span text:style-name="T69">out</text:span><text:span text:style-name="T70">.println(</text:span><text:span text:style-name="T71">"enter your phone number"</text:span><text:span text:style-name="T72">);</text:span><text:line-break/><text:span text:style-name="T73"><text:s text:c="8"/></text:span><text:span text:style-name="T74">phNo</text:span><text:span text:style-name="T75">=<text:s/></text:span><text:span text:style-name="T76">scan</text:span><text:span text:style-name="T77">.nextLine();</text:span><text:line-break/><text:span text:style-name="T78"><text:s text:c="8"/>System.</text:span><text:span text:style-name="T79">out</text:span><text:span text:style-name="T80">.println(</text:span><text:span text:style-name="T81">"enter your Linkedin (if any)"</text:span><text:span text:style-name="T82">);</text:span><text:line-break/><text:span text:style-name="T83"><text:s text:c="8"/></text:span><text:span text:style-name="T84">linkedin<text:s/></text:span><text:span text:style-name="T85">=<text:s/></text:span><text:span text:style-name="T86">scan</text:span><text:span text:style-name="T87">.nextLine();</text:span><text:line-break/><text:line-break/><text:span text:style-name="T88"><text:s text:c="8"/>System.</text:span><text:span text:style-name="T89">out</text:span><text:span text:style-name="T90">.println(</text:span><text:span text:style-name="T91">"name : \n"</text:span><text:span text:style-name="T92">+</text:span><text:span text:style-name="T93">name<text:s/></text:span><text:span text:style-name="T94">+</text:span><text:span text:style-name="T95">"add: <text:s/>\n"<text:s/></text:span><text:span text:style-name="T96">+<text:s/></text:span><text:span text:style-name="T97">add<text:s/></text:span><text:span text:style-name="T98">+<text:s/></text:span><text:span text:style-name="T99">"email: \n"</text:span><text:span text:style-name="T100">+</text:span><text:span text:style-name="T101">"phone number: <text:s/>\n"<text:s/></text:span><text:span text:style-name="T102">+</text:span><text:span text:style-name="T103">phNo<text:s/></text:span><text:span text:style-name="T104">+<text:s/></text:span><text:span text:style-name="T105">"linkedin\n"</text:span><text:span text:style-name="T106">+</text:span><text:span text:style-name="T107">linkedin</text:span><text:span text:style-name="T108">);</text:span><text:line-break/><text:line-break/><text:span text:style-name="T109"><text:s text:c="8"/>System.</text:span><text:span text:style-name="T110">out</text:span><text:span text:style-name="T111">.println(</text:span><text:span text:style-name="T112">"-------------------------------------\n"</text:span><text:span text:style-name="T113">);</text:span><text:line-break/><text:span text:style-name="T114"><text:s text:c="8"/>String<text:s/></text:span><text:span text:style-name="T115">purpose</text:span><text:span text:style-name="T116">;</text:span><text:line-break/><text:span text:style-name="T117"><text:s text:c="8"/>System.</text:span><text:span text:style-name="T118">out</text:span><text:span text:style-name="T119">.println(</text:span><text:span text:style-name="T120">"Enter your objective\n"</text:span><text:span text:style-name="T121">);</text:span><text:line-break/><text:span text:style-name="T122"><text:s text:c="8"/></text:span><text:span text:style-name="T123">purpose<text:s/></text:span><text:span text:style-name="T124">=<text:s/></text:span><text:span text:style-name="T125">scan</text:span><text:span text:style-name="T126">.nextLine();</text:span><text:line-break/><text:span text:style-name="T127"><text:s text:c="8"/>System.</text:span><text:span text:style-name="T128">out</text:span><text:span text:style-name="T129">.println(</text:span><text:span text:style-name="T130">"Objective: <text:s/>\n"</text:span><text:span text:style-name="T131">+<text:s/></text:span><text:span text:style-name="T132">purpose</text:span><text:span text:style-name="T133">);</text:span><text:line-break/><text:line-break/><text:span text:style-name="T134"><text:s text:c="8"/>System.</text:span><text:span text:style-name="T135">out</text:span><text:span text:style-name="T136">.println(</text:span><text:span text:style-name="T137">"--------------------------------------\n"</text:span><text:span text:style-name="T138">);</text:span><text:line-break/><text:line-break/><text:span text:style-name="T139"><text:s text:c="8"/>System.</text:span><text:span text:style-name="T140">out</text:span><text:span text:style-name="T141">.println(</text:span><text:span text:style-name="T142">"\t Education"</text:span><text:span text:style-name="T143">);</text:span><text:line-break/><text:line-break/><text:span text:style-name="T144"><text:s text:c="8"/>String<text:s/></text:span><text:span text:style-name="T145">degree<text:s/></text:span><text:span text:style-name="T146">,<text:s/></text:span><text:span text:style-name="T147">major<text:s/></text:span><text:span text:style-name="T148">,<text:s/></text:span><text:span text:style-name="T149">UniversityName</text:span><text:span text:style-name="T150">,<text:s/></text:span><text:span text:style-name="T151">RelevantCourseWork</text:span><text:span text:style-name="T152">;</text:span><text:line-break/><text:span text:style-name="T153"><text:s text:c="8"/>System.</text:span><text:span text:style-name="T154">out</text:span><text:span text:style-name="T155">.println(</text:span><text:span text:style-name="T156">"enter your degree name"</text:span><text:span text:style-name="T157">);</text:span><text:line-break/><text:span text:style-name="T158"><text:s text:c="8"/></text:span><text:span text:style-name="T159">degree<text:s/></text:span><text:span text:style-name="T160">=<text:s/></text:span><text:span text:style-name="T161">scan</text:span><text:span text:style-name="T162">.nextLine();</text:span><text:line-break/><text:span text:style-name="T163"><text:s text:c="8"/>System.</text:span><text:span text:style-name="T164">out</text:span><text:span text:style-name="T165">.println(</text:span><text:span text:style-name="T166">"enter your major"</text:span><text:span text:style-name="T167">);</text:span><text:line-break/><text:span text:style-name="T168"><text:s text:c="8"/></text:span><text:span text:style-name="T169">major<text:s/></text:span><text:span text:style-name="T170">=<text:s/></text:span><text:span text:style-name="T171">scan</text:span><text:span text:style-name="T172">.nextLine();</text:span><text:line-break/><text:span text:style-name="T173"><text:s text:c="8"/>System.</text:span><text:span text:style-name="T174">out</text:span><text:span text:style-name="T175">.println(</text:span><text:span text:style-name="T176">"enter the name if your university"</text:span><text:span text:style-name="T177">);</text:span><text:line-break/><text:span text:style-name="T178"><text:s text:c="8"/></text:span><text:span text:style-name="T179">UniversityName<text:s/></text:span><text:span text:style-name="T180">=<text:s/></text:span><text:span text:style-name="T181">scan</text:span><text:span text:style-name="T182">.nextLine();</text:span><text:line-break/><text:span text:style-name="T183"><text:s text:c="8"/>System.</text:span><text:span text:style-name="T184">out</text:span><text:span text:style-name="T185">.println(</text:span><text:span text:style-name="T186">"enter the name of courses relevant to your degree"</text:span><text:span text:style-name="T187">);</text:span><text:line-break/><text:span text:style-name="T188"><text:s text:c="8"/></text:span><text:span text:style-name="T189">RelevantCourseWork<text:s/></text:span><text:span text:style-name="T190">=<text:s/></text:span><text:span text:style-name="T191">scan</text:span><text:span text:style-name="T192">.nextLine();</text:span><text:line-break/><text:span text:style-name="T193"><text:s text:c="8"/>System.</text:span><text:span text:style-name="T194">out</text:span><text:span text:style-name="T195">.println(</text:span><text:span text:style-name="T196">"degree: \n"</text:span><text:span text:style-name="T197">+<text:s/></text:span><text:span text:style-name="T198">degree<text:s/></text:span><text:span text:style-name="T199">+<text:s/></text:span><text:span text:style-name="T200">"Major: \n"<text:s/></text:span><text:span text:style-name="T201">+<text:s/></text:span><text:span text:style-name="T202">major<text:s/></text:span><text:span text:style-name="T203">+<text:s/></text:span><text:span text:style-name="T204">"University: \n"<text:s/></text:span><text:span text:style-name="T205">+<text:s/></text:span><text:span text:style-name="T206">UniversityName<text:s/></text:span><text:span text:style-name="T207">+<text:s/></text:span><text:span text:style-name="T208">"Coursework: \n"<text:s/></text:span><text:span text:style-name="T209">+<text:s/></text:span><text:span text:style-name="T210">RelevantCourseWork<text:s/></text:span><text:span text:style-name="T211">);</text:span><text:line-break/><text:line-break/><text:line-break/><text:span text:style-name="T212"><text:s text:c="8"/>System.</text:span><text:span text:style-name="T213">out</text:span><text:span text:style-name="T214">.println(</text:span><text:span text:style-name="T215">"---------------Experience---------------"</text:span><text:span text:style-name="T216">);</text:span><text:line-break/><text:line-break/><text:span text:style-name="T217"><text:s text:c="8"/>String<text:s/></text:span><text:span text:style-name="T218">experience<text:s/></text:span><text:span text:style-name="T219">,<text:s/></text:span><text:span text:style-name="T220">skills</text:span><text:span text:style-name="T221">;</text:span><text:line-break/><text:span text:style-name="T222"><text:s text:c="8"/>System.</text:span><text:span text:style-name="T223">out</text:span><text:span text:style-name="T224">.println(</text:span><text:span text:style-name="T225">"Enter your experience: \n"</text:span><text:span text:style-name="T226">);</text:span><text:line-break/><text:span text:style-name="T227"><text:s text:c="8"/></text:span><text:span text:style-name="T228">experience<text:s/></text:span><text:span text:style-name="T229">=<text:s/></text:span><text:span text:style-name="T230">scan</text:span><text:span text:style-name="T231">.nextLine();</text:span><text:line-break/><text:span text:style-name="T232"><text:s text:c="8"/>System.</text:span><text:span text:style-name="T233">out</text:span><text:span text:style-name="T234">.println(</text:span><text:span text:style-name="T235">"highlight your skills"</text:span><text:span text:style-name="T236">);</text:span><text:line-break/><text:span text:style-name="T237"><text:s text:c="8"/></text:span><text:span text:style-name="T238">skills<text:s/></text:span><text:span text:style-name="T239">=<text:s/></text:span><text:span text:style-name="T240">scan</text:span><text:span text:style-name="T241">.nextLine();</text:span><text:line-break/><text:line-break/><text:span text:style-name="T242"><text:s text:c="8"/>System.</text:span><text:span text:style-name="T243">out</text:span><text:span text:style-name="T244">.println(</text:span><text:span text:style-name="T245">"Experience: \n"<text:s/></text:span><text:span text:style-name="T246">+<text:s/></text:span><text:span text:style-name="T247">experience<text:s/></text:span><text:span text:style-name="T248">+<text:s/></text:span><text:span text:style-name="T249">"skills: \n"</text:span><text:span text:style-name="T250">+<text:s/></text:span><text:span text:style-name="T251">skills</text:span><text:span text:style-name="T252">);</text:span><text:line-break/><text:span text:style-name="T253"><text:s text:c="8"/></text:span><text:line-break/><text:line-break/><text:line-break/><text:line-break/><text:line-break/><text:line-break/><text:line-break/><text:line-break/><text:span text:style-name="T254"><text:s text:c="7"/>}</text:span><text:line-break/><text:span text:style-name="T255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inat khan</meta:initial-creator>
    <dc:creator>kainat khan</dc:creator>
    <meta:creation-date>2024-08-06T17:12:00Z</meta:creation-date>
    <dc:date>2024-08-06T17:12:00Z</dc:date>
    <meta:template xlink:href="Normal.dotm" xlink:type="simple"/>
    <meta:editing-cycles>2</meta:editing-cycles>
    <meta:editing-duration>PT0S</meta:editing-duration>
    <meta:document-statistic meta:page-count="1" meta:paragraph-count="4" meta:word-count="349" meta:character-count="2337" meta:row-count="16" meta:non-whitespace-character-count="1992"/>
  </office:meta>
</office:document-meta>
</file>